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46-2014</text:p>
      <text:p text:style-name="P44"><text:span text:style-name="T5">Maturín, </text:span><text:span text:style-name="Fuente_20_de_20_párrafo_20_predeter."><text:span text:style-name="T3">04</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SÃ©ptiembre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53-2014</text:span><text:span text:style-name="T14"> </text:span><text:span text:style-name="T8">DE FECHA 03-09-2014</text:span></text:p>
      <text:p text:style-name="P36"/>
      <text:p text:style-name="P29"><text:span text:style-name="T8">OBJETO: </text:span><text:span text:style-name="T9">Adquisición de Soplador de Aire Acondicionado para vehículo LUVD-MAX, perteneciente y de uso exclusivo de éste Órgano de Control Fisca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AGENCIAS UNIDAS DE AUTOMOVILES,C.A<text:line-break/>- Oferta "B": PEROZO MOTORS, C.A.<text:line-break/>- Oferta "C": THAPON CAR SHOP,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AGENCIAS UNIDAS DE AUTOMOVILES,C.A</text:span></text:p>
          </table:table-cell>
          <table:table-cell table:style-name="Tabla3.A3" office:value-type="string">
            <text:p text:style-name="P49">Oferta mas Economica<text:line-break/><text:line-break/>Monto oferta "A"</text:p>
          </table:table-cell>
          <table:table-cell table:style-name="Tabla3.A3" office:value-type="string">
            <text:p text:style-name="P49">6.72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PEROZO MOTORS, C.A.</text:span></text:p>
          </table:table-cell>
          <table:table-cell table:style-name="Tabla3.A3" office:value-type="string">
            <text:p text:style-name="P49">Oferta mas Economica<text:line-break/><text:line-break/>Monto oferta "B"</text:p>
          </table:table-cell>
          <table:table-cell table:style-name="Tabla3.A3" office:value-type="string">
            <text:p text:style-name="P49">6.72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THAPON CAR SHOP,C.A</text:span></text:p>
          </table:table-cell>
          <table:table-cell table:style-name="Tabla3.A3" office:value-type="string">
            <text:p text:style-name="P49">Oferta mas Economica<text:line-break/><text:line-break/>Monto oferta "C"</text:p>
          </table:table-cell>
          <table:table-cell table:style-name="Tabla3.A3" office:value-type="string">
            <text:p text:style-name="P49">6.720,00<text:line-break/><text:line-break/><text:line-break/>6.720,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AGENCIAS UNIDAS DE AUTOMOVILES,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PEROZO MOTORS,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THAPON CAR SHOP,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AGENCIAS UNIDAS DE AUTOMÓVILES, C.A, PEROZO MOTORS, C.A y THAPON CAR SHOP, C.A quienes cuentan con reconocida experiencia en todo lo relacionado con el ramo, al momento de la entrega de las invitaciones de las cuales AGENCIAS UNIDAS DE AUTOMÓVILES, C.A, y PEROZO MOTORS, C.A, manifestaron al momento de la recepción de la invitación no poseer disponibilidad en inventario del renglón requerido, razon por la cual se les hace imposible cotizar, THAPON CAR SHOP, C.A por el contrario presento cotización cumpliendo cabalmente con lo solicitado en la invitación, considerando que se tiene respuesta por parte de los proveedores Invitados, ésta Unidad Contratante decide reducir los lapsos de Contratación, de igual manera se efectuó la revisión y análisis de la documentación contenida en el expediente administrativo, a la luz de la normativa legal vigente, esta Dirección concluye que en el caso bajo análisis, la empresa oferente cumple con las especificaciones técnicas establecidas en las invitaciones, ofreciendo calidad de servicio y tiempo de respuesta.<text:line-break/></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THAPON CAR SHOP, C.A, califica como ganadora en el presente procedimiento de selección de contratistas, por cuanto su oferta económica se ajusta a lo solicitado, 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453-2014 para la Adquisición de Soplador de Aire Acondicionado para vehículo LUVD-MAX, perteneciente y de uso exclusivo de éste Órgano de Control Fiscal, a la empresa THAPON CAR SHOP, C.A, Rif J-31705116-5 por un monto de SEIS MILSETENCIENTOS VINTE BOLIVARES CON CERO CÉNTIMOS (Bs 6.720,00), incluyendo IVA, para el renglón y la cantidad requerida.<text:line-break/>RENGLON<text:line-break/>DESCRIPCION<text:line-break/>UNIDAD DE MEDIDA<text:line-break/>CANTIDAD<text:line-break/>1<text:line-break/>SOPLADOR DE AIRE ACONDICIONADO DE LUVD-MAX <text:line-break/>UNIDAD<text:line-break/>UNO (01)<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RENA CAROLINA SALAS VÁSQUEZ</text:p>
            <text:p text:style-name="P25">JEFE DE LA DIVISIÓN DE ADMINISTRACIóN Y TESORERIA</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